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9a1f" officeooo:paragraph-rsid="000fe76a"/>
    </style:style>
    <style:style style:name="P2" style:family="paragraph" style:parent-style-name="Standard">
      <style:text-properties officeooo:rsid="00109a1f" officeooo:paragraph-rsid="00109a1f"/>
    </style:style>
    <style:style style:name="P3" style:family="paragraph" style:parent-style-name="Standard">
      <style:text-properties officeooo:rsid="00118689" officeooo:paragraph-rsid="00118689"/>
    </style:style>
    <style:style style:name="P4" style:family="paragraph" style:parent-style-name="Standard">
      <style:text-properties officeooo:rsid="0011ee25" officeooo:paragraph-rsid="0011ee25"/>
    </style:style>
    <style:style style:name="P5" style:family="paragraph" style:parent-style-name="Standard">
      <style:paragraph-properties fo:line-height="135%" fo:orphans="0"/>
    </style:style>
    <style:style style:name="P6" style:family="paragraph" style:parent-style-name="Standard">
      <style:paragraph-properties fo:line-height="135%" fo:orphans="0"/>
      <style:text-properties fo:font-weight="bold"/>
    </style:style>
    <style:style style:name="P7" style:family="paragraph" style:parent-style-name="Text_20_body">
      <style:paragraph-properties fo:line-height="135%" fo:orphans="0"/>
    </style:style>
    <style:style style:name="T1" style:family="text">
      <style:text-properties fo:font-weight="bold"/>
    </style:style>
    <style:style style:name="T2" style:family="text">
      <style:text-properties officeooo:rsid="00126cea"/>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F</text:span>ocusing on functionality, correct use of data structures, code clarity, and evidence of original work, while also considering the completeness of their code and the results they achieve. I will provide a mark out of 100 for each student, with a brief explanation of my reasoning.</text:p>
      <text:p text:style-name="P6">Grading Rubric Reminder</text:p>
      <text:p text:style-name="P5"><draw:frame draw:style-name="fr1" draw:name="Frame1" text:anchor-type="char" svg:width="0.0161in" draw:z-index="0"><draw:text-box fo:min-height="0.0161in"><text:p text:style-name="P7">●</text:p></draw:text-box></draw:frame><text:span text:style-name="T1">Functionality (40-50 marks):</text:span> Does the code run and produce the correct output?</text:p>
      <text:p text:style-name="P5"><draw:frame draw:style-name="fr1" draw:name="Frame2" text:anchor-type="char" svg:width="0.0161in" draw:z-index="1"><draw:text-box fo:min-height="0.0161in"><text:p text:style-name="P7">●</text:p></draw:text-box></draw:frame><text:span text:style-name="T1">Data Structures and Algorithms (20-30 marks):</text:span> Are the correct data structures and algorithms used?</text:p>
      <text:p text:style-name="P5"><draw:frame draw:style-name="fr1" draw:name="Frame3" text:anchor-type="char" svg:width="0.0161in" draw:z-index="2"><draw:text-box fo:min-height="0.0161in"><text:p text:style-name="P7">●</text:p></draw:text-box></draw:frame><text:span text:style-name="T1">Code Clarity and Style (10-20 marks):</text:span> Is the code readable, well-formatted, and commented?</text:p>
      <text:p text:style-name="P5"><draw:frame draw:style-name="fr1" draw:name="Frame4" text:anchor-type="char" svg:width="0.0161in" draw:z-index="3"><draw:text-box fo:min-height="0.0161in"><text:p text:style-name="P7">●</text:p></draw:text-box></draw:frame><text:span text:style-name="T1">Evidence of Original Work (0-10 marks):</text:span> Has the code been modified from online sources or LLM-generated code, or is it a direct copy?</text:p>
      <text:p text:style-name="P5">Here's the evaluation of each student's submission:</text:p>
      <text:p text:style-name="P6">1. ABDULRAHAMANI SALUM SHARIF</text:p>
      <text:p text:style-name="P5"><draw:frame draw:style-name="fr1" draw:name="Frame5" text:anchor-type="char" svg:width="0.0161in" draw:z-index="4"><draw:text-box fo:min-height="0.0161in"><text:p text:style-name="P7">●</text:p></draw:text-box></draw:frame><text:span text:style-name="T1">Functionality:</text:span> The code for the priority queue using a stack is <text:span text:style-name="T1">incorrectly implemented</text:span>, as the stack data structure does not preserve priority, resulting in LIFO processing of requests. The code for infix to postfix conversion and evaluation is not provided, and the bank program is not complete.</text:p>
      <text:p text:style-name="P5"><draw:frame draw:style-name="fr1" draw:name="Frame6" text:anchor-type="char" svg:width="0.0161in" draw:z-index="5"><draw:text-box fo:min-height="0.0161in"><text:p text:style-name="P7">●</text:p></draw:text-box></draw:frame><text:span text:style-name="T1">Data Structures and Algorithms:</text:span> The code uses a stack but not correctly for a priority queue. The linked list implementation is also missing.</text:p>
      <text:p text:style-name="P5"><draw:frame draw:style-name="fr1" draw:name="Frame7" text:anchor-type="char" svg:width="0.0161in" draw:z-index="6"><draw:text-box fo:min-height="0.0161in"><text:p text:style-name="P7">●</text:p></draw:text-box></draw:frame><text:span text:style-name="T1">Code Clarity and Style:</text:span> The code is reasonably well-formatted with some comments.</text:p>
      <text:p text:style-name="P5"><draw:frame draw:style-name="fr1" draw:name="Frame8" text:anchor-type="char" svg:width="0.0161in" draw:z-index="7"><draw:text-box fo:min-height="0.0161in"><text:p text:style-name="P7">●</text:p></draw:text-box></draw:frame><text:span text:style-name="T1">Evidence of Original Work:</text:span> The code structure is similar to some examples, but there are some differences.</text:p>
      <text:p text:style-name="P5"><draw:frame draw:style-name="fr1" draw:name="Frame9" text:anchor-type="char" svg:width="0.0161in" draw:z-index="8"><draw:text-box fo:min-height="0.0161in"><text:p text:style-name="P7">●</text:p></draw:text-box></draw:frame><text:span text:style-name="T1">Marks: 35/100</text:span> The stack does not correctly implement a priority queue, and most of the code is missing.</text:p>
      <text:p text:style-name="P6">2. ABUBAKAR SADIK ABDULLA</text:p>
      <text:p text:style-name="P5"><draw:frame draw:style-name="fr1" draw:name="Frame10" text:anchor-type="char" svg:width="0.0161in" draw:z-index="9"><draw:text-box fo:min-height="0.0161in"><text:p text:style-name="P7">●</text:p></draw:text-box></draw:frame><text:span text:style-name="T1">Functionality:</text:span> The priority queue using a linked list is <text:span text:style-name="T1">correctly implemented</text:span>. The stack implementation with a linked list is <text:span text:style-name="T1">correct</text:span>. The infix to postfix conversion and evaluation is <text:span text:style-name="T1">correctly implemented</text:span>. The bank deposit and withdraw functions are working, but the balance is a global variable, and there are no checks for invalid amounts. The linked list insertion at beginning and end is also correctly implemented.</text:p>
      <text:p text:style-name="P5"><draw:frame draw:style-name="fr1" draw:name="Frame11" text:anchor-type="char" svg:width="0.0161in" draw:z-index="10"><draw:text-box fo:min-height="0.0161in"><text:p text:style-name="P7">●</text:p></draw:text-box></draw:frame><text:span text:style-name="T1">Data Structures and Algorithms:</text:span> Uses a linked list for a priority queue, a linked list for a stack and correctly implements the infix to postfix conversion and evaluation using a stack....</text:p>
      <text:p text:style-name="P5"><draw:frame draw:style-name="fr1" draw:name="Frame12" text:anchor-type="char" svg:width="0.0161in" draw:z-index="11"><draw:text-box fo:min-height="0.0161in"><text:p text:style-name="P7">●</text:p></draw:text-box></draw:frame><text:span text:style-name="T1">Code Clarity and Style</text:span>: The code is generally well-formatted and has some helpful comments....</text:p>
      <text:p text:style-name="P5"><draw:frame draw:style-name="fr1" draw:name="Frame13" text:anchor-type="char" svg:width="0.0161in" draw:z-index="12"><draw:text-box fo:min-height="0.0161in"><text:p text:style-name="P7">●</text:p></draw:text-box></draw:frame><text:span text:style-name="T1">Evidence of Original Work:</text:span> There are some similarities with code examples from other students, however the code appears to have been modified and all the code for different questions is present and functions correctly....</text:p>
      <text:p text:style-name="P5"><draw:frame draw:style-name="fr1" draw:name="Frame14" text:anchor-type="char" svg:width="0.0161in" draw:z-index="13"><draw:text-box fo:min-height="0.0161in"><text:p text:style-name="P7">●</text:p></draw:text-box></draw:frame><text:span text:style-name="T1">Marks: 90/100</text:span> - <text:span text:style-name="T1">Excellent work</text:span>. The priority queue, stack, infix to postfix conversion and evaluation, bank functions, and linked list insertion are all correctly implemented. There are very minor issues with bank program's scope and error handling.</text:p>
      <text:p text:style-name="P6">3. AHMED FAKI MAKAME</text:p>
      <text:p text:style-name="P5"><draw:frame draw:style-name="fr1" draw:name="Frame15" text:anchor-type="char" svg:width="0.0161in" draw:z-index="14"><draw:text-box fo:min-height="0.0161in"><text:p text:style-name="P7">●</text:p></draw:text-box></draw:frame><text:span text:style-name="T1">Functionality:</text:span> The priority queue implementation using a linked list <text:span text:style-name="T1">works correctly</text:span>, but <text:soft-page-break/>processes the requests using a loop rather than a queue. The stack implementation using a linked list is also correct. The infix to postfix conversion and evaluation using a stack is <text:span text:style-name="T1">implemented, but there are errors</text:span> in both the conversion and the evaluation. The bank deposit and withdraw functions are correct, but the balance is not persistent. The linked list insertion at the beginning and end is not implemented, but there are functions to do so.</text:p>
      <text:p text:style-name="P5"><draw:frame draw:style-name="fr1" draw:name="Frame16" text:anchor-type="char" svg:width="0.0161in" draw:z-index="15"><draw:text-box fo:min-height="0.0161in"><text:p text:style-name="P7">●</text:p></draw:text-box></draw:frame><text:span text:style-name="T1">Data Structures and Algorithms:</text:span> Uses a linked list for priority queue, and stack and the code implements the appropriate algorithms, with errors in infix to postfix conversion and evaluation....</text:p>
      <text:p text:style-name="P5"><draw:frame draw:style-name="fr1" draw:name="Frame17" text:anchor-type="char" svg:width="0.0161in" draw:z-index="16"><draw:text-box fo:min-height="0.0161in"><text:p text:style-name="P7">●</text:p></draw:text-box></draw:frame><text:span text:style-name="T1">Code Clarity and Style</text:span>: The code is generally well-formatted and has comments....</text:p>
      <text:p text:style-name="P5"><draw:frame draw:style-name="fr1" draw:name="Frame18" text:anchor-type="char" svg:width="0.0161in" draw:z-index="17"><draw:text-box fo:min-height="0.0161in"><text:p text:style-name="P7">●</text:p></draw:text-box></draw:frame><text:span text:style-name="T1">Evidence of Original Work:</text:span> The structure of the code is similar to some other submissions, but there are modifications and the code for all questions is present....</text:p>
      <text:p text:style-name="P5"><draw:frame draw:style-name="fr1" draw:name="Frame19" text:anchor-type="char" svg:width="0.0161in" draw:z-index="18"><draw:text-box fo:min-height="0.0161in"><text:p text:style-name="P7">●</text:p></draw:text-box></draw:frame><text:span text:style-name="T1">Marks: 70/100</text:span> The priority queue and stack are implemented correctly. There are significant errors in the infix to postfix conversion and evaluation and the linked list operations.</text:p>
      <text:p text:style-name="P6">4. AMOUR KHALFAN KHAMIS</text:p>
      <text:p text:style-name="P5"><draw:frame draw:style-name="fr1" draw:name="Frame20" text:anchor-type="char" svg:width="0.0161in" draw:z-index="19"><draw:text-box fo:min-height="0.0161in"><text:p text:style-name="P7">●</text:p></draw:text-box></draw:frame><text:span text:style-name="T1">Functionality:</text:span> The description of the priority queue is correct, but there is no code. The stack push function using a linked list is <text:span text:style-name="T1">correct</text:span>. The bank program has multiple syntax errors and an infinite loop. The infix to postfix conversion and the linked list insertion at the beginning and end is not implemented.</text:p>
      <text:p text:style-name="P5"><draw:frame draw:style-name="fr1" draw:name="Frame21" text:anchor-type="char" svg:width="0.0161in" draw:z-index="20"><draw:text-box fo:min-height="0.0161in"><text:p text:style-name="P7">●</text:p></draw:text-box></draw:frame><text:span text:style-name="T1">Data Structures and Algorithms:</text:span> Uses a linked list to implement the stack. The priority queue is not implemented.</text:p>
      <text:p text:style-name="P5"><draw:frame draw:style-name="fr1" draw:name="Frame22" text:anchor-type="char" svg:width="0.0161in" draw:z-index="21"><draw:text-box fo:min-height="0.0161in"><text:p text:style-name="P7">●</text:p></draw:text-box></draw:frame><text:span text:style-name="T1">Code Clarity and Style</text:span>: The code is not well-formatted and contains multiple errors.</text:p>
      <text:p text:style-name="P5"><draw:frame draw:style-name="fr1" draw:name="Frame23" text:anchor-type="char" svg:width="0.0161in" draw:z-index="22"><draw:text-box fo:min-height="0.0161in"><text:p text:style-name="P7">●</text:p></draw:text-box></draw:frame><text:span text:style-name="T1">Evidence of Original Work:</text:span> There are significant errors in the code, and the code is incomplete.</text:p>
      <text:p text:style-name="P5"><draw:frame draw:style-name="fr1" draw:name="Frame24" text:anchor-type="char" svg:width="0.0161in" draw:z-index="23"><draw:text-box fo:min-height="0.0161in"><text:p text:style-name="P7">●</text:p></draw:text-box></draw:frame><text:span text:style-name="T1">Marks: 30/100</text:span> There are major issues with the code: the priority queue is not implemented, the bank program does not work, and other code is missing.</text:p>
      <text:p text:style-name="P6">5. ASHURA SALUM KHAMIS</text:p>
      <text:p text:style-name="P5"><draw:frame draw:style-name="fr1" draw:name="Frame25" text:anchor-type="char" svg:width="0.0161in" draw:z-index="24"><draw:text-box fo:min-height="0.0161in"><text:p text:style-name="P7">●</text:p></draw:text-box></draw:frame><text:span text:style-name="T1">Functionality:</text:span> The priority queue using a linked list <text:span text:style-name="T1">works correctly</text:span>. The stack push operation using a linked list is <text:span text:style-name="T1">correct</text:span>. The infix to postfix conversion and evaluation using a stack is <text:span text:style-name="T1">correctly implemented</text:span>.... The bank program is also correct, with checks for insufficient funds and other user inputs. The linked list insertion at the beginning and end is <text:span text:style-name="T1">correctly implemented</text:span>.</text:p>
      <text:p text:style-name="P5"><draw:frame draw:style-name="fr1" draw:name="Frame26" text:anchor-type="char" svg:width="0.0161in" draw:z-index="25"><draw:text-box fo:min-height="0.0161in"><text:p text:style-name="P7">●</text:p></draw:text-box></draw:frame><text:span text:style-name="T1">Data Structures and Algorithms:</text:span> Uses linked lists for priority queue and stack, and correctly implements the infix to postfix conversion and evaluation using stacks....</text:p>
      <text:p text:style-name="P5"><draw:frame draw:style-name="fr1" draw:name="Frame27" text:anchor-type="char" svg:width="0.0161in" draw:z-index="26"><draw:text-box fo:min-height="0.0161in"><text:p text:style-name="P7">●</text:p></draw:text-box></draw:frame><text:span text:style-name="T1">Code Clarity and Style</text:span>: The code is well-formatted and has appropriate comments....</text:p>
      <text:p text:style-name="P5"><draw:frame draw:style-name="fr1" draw:name="Frame28" text:anchor-type="char" svg:width="0.0161in" draw:z-index="27"><draw:text-box fo:min-height="0.0161in"><text:p text:style-name="P7">●</text:p></draw:text-box></draw:frame><text:span text:style-name="T1">Evidence of Original Work:</text:span> The code appears to be original and the student has modified the common examples. All code is present and functions correctly....</text:p>
      <text:p text:style-name="P5"><draw:frame draw:style-name="fr1" draw:name="Frame29" text:anchor-type="char" svg:width="0.0161in" draw:z-index="28"><draw:text-box fo:min-height="0.0161in"><text:p text:style-name="P7">●</text:p></draw:text-box></draw:frame><text:span text:style-name="T1">Marks: 98/100</text:span> The code is <text:span text:style-name="T1">almost perfect</text:span>: the priority queue, stack, infix to postfix conversion and evaluation, bank program and linked list operations are all correctly implemented.</text:p>
      <text:p text:style-name="P6">6. ABDILLAH TALIB ALI</text:p>
      <text:p text:style-name="P5"><draw:frame draw:style-name="fr1" draw:name="Frame30" text:anchor-type="char" svg:width="0.0161in" draw:z-index="29"><draw:text-box fo:min-height="0.0161in"><text:p text:style-name="P7">●</text:p></draw:text-box></draw:frame><text:span text:style-name="T1">Functionality:</text:span> The priority queue using a linked list is implemented using an array, which is <text:span text:style-name="T1">incorrect</text:span>. The stack push function using a linked list is <text:span text:style-name="T1">correct</text:span>. The infix to postfix conversion is not implemented, but the evaluation is performed in main() after hardcoding the postfix expression <text:soft-page-break/>using an array-based stack, which is <text:span text:style-name="T1">incorrect</text:span>. The bank program is correct. The linked list insertion at the beginning is not implemented, but the routine is given.</text:p>
      <text:p text:style-name="P5"><draw:frame draw:style-name="fr1" draw:name="Frame31" text:anchor-type="char" svg:width="0.0161in" draw:z-index="30"><draw:text-box fo:min-height="0.0161in"><text:p text:style-name="P7">●</text:p></draw:text-box></draw:frame><text:span text:style-name="T1">Data Structures and Algorithms:</text:span> Uses an array to implement a priority queue instead of a linked list, correctly implements a stack using a linked list, incorrectly implements infix to postfix conversion and evaluation.</text:p>
      <text:p text:style-name="P5"><draw:frame draw:style-name="fr1" draw:name="Frame32" text:anchor-type="char" svg:width="0.0161in" draw:z-index="31"><draw:text-box fo:min-height="0.0161in"><text:p text:style-name="P7">●</text:p></draw:text-box></draw:frame><text:span text:style-name="T1">Code Clarity and Style:</text:span> The code is generally well-formatted and has comments....</text:p>
      <text:p text:style-name="P5"><draw:frame draw:style-name="fr1" draw:name="Frame33" text:anchor-type="char" svg:width="0.0161in" draw:z-index="32"><draw:text-box fo:min-height="0.0161in"><text:p text:style-name="P7">●</text:p></draw:text-box></draw:frame><text:span text:style-name="T1">Evidence of Original Work</text:span>: There are some similarities with code examples, but the code appears to have been modified....</text:p>
      <text:p text:style-name="P5"><draw:frame draw:style-name="fr1" draw:name="Frame34" text:anchor-type="char" svg:width="0.0161in" draw:z-index="33"><draw:text-box fo:min-height="0.0161in"><text:p text:style-name="P7">●</text:p></draw:text-box></draw:frame><text:span text:style-name="T1">Marks: 60/100</text:span> The priority queue is not implemented correctly, and the infix to postfix conversion is also not correct.</text:p>
      <text:p text:style-name="P6">7. IBRAHIM SAID ABDALLA</text:p>
      <text:p text:style-name="P5"><draw:frame draw:style-name="fr1" draw:name="Frame35" text:anchor-type="char" svg:width="0.0161in" draw:z-index="34"><draw:text-box fo:min-height="0.0161in"><text:p text:style-name="P7">●</text:p></draw:text-box></draw:frame><text:span text:style-name="T1">Functionality:</text:span> The description of the priority queue is correct, but no code was given. The stack using a linked list is described correctly, but no code is provided. There is no code for infix to postfix conversion or evaluation. The bank program is <text:span text:style-name="T1">correct</text:span>. The linked list insertion at the beginning is described correctly, but no code is given.</text:p>
      <text:p text:style-name="P5"><draw:frame draw:style-name="fr1" draw:name="Frame36" text:anchor-type="char" svg:width="0.0161in" draw:z-index="35"><draw:text-box fo:min-height="0.0161in"><text:p text:style-name="P7">●</text:p></draw:text-box></draw:frame><text:span text:style-name="T1">Data Structures and Algorithms:</text:span> The correct data structures and algorithms are described but not implemented....</text:p>
      <text:p text:style-name="P5"><draw:frame draw:style-name="fr1" draw:name="Frame37" text:anchor-type="char" svg:width="0.0161in" draw:z-index="36"><draw:text-box fo:min-height="0.0161in"><text:p text:style-name="P7">●</text:p></draw:text-box></draw:frame><text:span text:style-name="T1">Code Clarity and Style:</text:span> The code that is present is clear and well-formatted.</text:p>
      <text:p text:style-name="P5"><draw:frame draw:style-name="fr1" draw:name="Frame38" text:anchor-type="char" svg:width="0.0161in" draw:z-index="37"><draw:text-box fo:min-height="0.0161in"><text:p text:style-name="P7">●</text:p></draw:text-box></draw:frame><text:span text:style-name="T1">Evidence of Original Work:</text:span> There is no code, but the descriptions appear to be the student's own....</text:p>
      <text:p text:style-name="P5"><draw:frame draw:style-name="fr1" draw:name="Frame39" text:anchor-type="char" svg:width="0.0161in" draw:z-index="38"><draw:text-box fo:min-height="0.0161in"><text:p text:style-name="P7">●</text:p></draw:text-box></draw:frame><text:span text:style-name="T1">Marks: 25/100</text:span> There is very little functional code.</text:p>
      <text:p text:style-name="P6">8. IBRAHIM HAJI FAKI</text:p>
      <text:p text:style-name="P5"><draw:frame draw:style-name="fr1" draw:name="Frame40" text:anchor-type="char" svg:width="0.0161in" draw:z-index="39"><draw:text-box fo:min-height="0.0161in"><text:p text:style-name="P7">●</text:p></draw:text-box></draw:frame><text:span text:style-name="T1">Functionality:</text:span> The priority queue using a linked list is implemented, but <text:span text:style-name="T1">does not maintain the correct priority</text:span>, and the requests are processed as a LIFO stack rather than a FIFO queue. The stack push operation with a linked list is <text:span text:style-name="T1">correct</text:span>. The infix to postfix conversion and evaluation using a stack is implemented using an array, and is <text:span text:style-name="T1">incorrect</text:span>. The bank program has a structure, but the deposit and withdraw functions are incorrect, and the balance is not persistent. The linked list insertion at beginning and end is implemented.</text:p>
      <text:p text:style-name="P5"><draw:frame draw:style-name="fr1" draw:name="Frame41" text:anchor-type="char" svg:width="0.0161in" draw:z-index="40"><draw:text-box fo:min-height="0.0161in"><text:p text:style-name="P7">●</text:p></draw:text-box></draw:frame><text:span text:style-name="T1">Data Structures and Algorithms:</text:span> The priority queue is not correctly implemented, and the infix to postfix conversion and evaluation are not correct. The stack push operation is correct.....</text:p>
      <text:p text:style-name="P5"><draw:frame draw:style-name="fr1" draw:name="Frame42" text:anchor-type="char" svg:width="0.0161in" draw:z-index="41"><draw:text-box fo:min-height="0.0161in"><text:p text:style-name="P7">●</text:p></draw:text-box></draw:frame><text:span text:style-name="T1">Code Clarity and Style:</text:span> The code is generally well-formatted and has comments....</text:p>
      <text:p text:style-name="P5"><draw:frame draw:style-name="fr1" draw:name="Frame43" text:anchor-type="char" svg:width="0.0161in" draw:z-index="42"><draw:text-box fo:min-height="0.0161in"><text:p text:style-name="P7">●</text:p></draw:text-box></draw:frame><text:span text:style-name="T1">Evidence of Original Work:</text:span> There are some similarities with other submissions, but the code appears to have been modified....</text:p>
      <text:p text:style-name="P5"><draw:frame draw:style-name="fr1" draw:name="Frame44" text:anchor-type="char" svg:width="0.0161in" draw:z-index="43"><draw:text-box fo:min-height="0.0161in"><text:p text:style-name="P7">●</text:p></draw:text-box></draw:frame><text:span text:style-name="T1">Marks: 45/100</text:span> The priority queue and infix to postfix conversion and evaluation are incorrect. The stack push operation and linked list operations are implemented correctly.</text:p>
      <text:p text:style-name="P6">9. KHADIJA MAULID KHAMIS</text:p>
      <text:p text:style-name="P5"><draw:frame draw:style-name="fr1" draw:name="Frame45" text:anchor-type="char" svg:width="0.0161in" draw:z-index="44"><draw:text-box fo:min-height="0.0161in"><text:p text:style-name="P7">●</text:p></draw:text-box></draw:frame><text:span text:style-name="T1">Functionality:</text:span> The priority queue using a linked list <text:span text:style-name="T1">works correctly</text:span>. The stack push operation using a linked list is correct. The infix to postfix conversion is implemented, but <text:span text:style-name="T1">does not produce </text:span><text:soft-page-break/><text:span text:style-name="T1">the correct output</text:span>. The bank program is correct, but the balance is a global variable. The linked list insertion at the beginning is correct.</text:p>
      <text:p text:style-name="P5"><draw:frame draw:style-name="fr1" draw:name="Frame46" text:anchor-type="char" svg:width="0.0161in" draw:z-index="45"><draw:text-box fo:min-height="0.0161in"><text:p text:style-name="P7">●</text:p></draw:text-box></draw:frame><text:span text:style-name="T1">Data Structures and Algorithms:</text:span> Uses a linked list for priority queue and stack.... The infix to postfix conversion algorithm is not implemented correctly.</text:p>
      <text:p text:style-name="P5"><draw:frame draw:style-name="fr1" draw:name="Frame47" text:anchor-type="char" svg:width="0.0161in" draw:z-index="46"><draw:text-box fo:min-height="0.0161in"><text:p text:style-name="P7">●</text:p></draw:text-box></draw:frame><text:span text:style-name="T1">Code Clarity and Style</text:span>: The code is generally well-formatted and has comments....</text:p>
      <text:p text:style-name="P5"><draw:frame draw:style-name="fr1" draw:name="Frame48" text:anchor-type="char" svg:width="0.0161in" draw:z-index="47"><draw:text-box fo:min-height="0.0161in"><text:p text:style-name="P7">●</text:p></draw:text-box></draw:frame><text:span text:style-name="T1">Evidence of Original Work</text:span>: There are similarities with other submissions, but the code appears to be modified and is incomplete....</text:p>
      <text:p text:style-name="P5"><draw:frame draw:style-name="fr1" draw:name="Frame49" text:anchor-type="char" svg:width="0.0161in" draw:z-index="48"><draw:text-box fo:min-height="0.0161in"><text:p text:style-name="P7">●</text:p></draw:text-box></draw:frame><text:span text:style-name="T1">Marks: 65/100</text:span> - There are errors in the infix to postfix conversion, and some code is missing.</text:p>
      <text:p text:style-name="P6">10. OTHMAN MUHAJIR ALI</text:p>
      <text:p text:style-name="P5"><draw:frame draw:style-name="fr1" draw:name="Frame50" text:anchor-type="char" svg:width="0.0161in" draw:z-index="49"><draw:text-box fo:min-height="0.0161in"><text:p text:style-name="P7">●</text:p></draw:text-box></draw:frame><text:span text:style-name="T1">Functionality:</text:span> The priority queue is implemented using an array, not a linked list, and <text:span text:style-name="T1">does not function correctly</text:span>. The stack implementation is <text:span text:style-name="T1">correct</text:span> using an array. The infix to postfix evaluation is correct, but <text:span text:style-name="T1">does not perform a conversion</text:span>, and the postfix expression is hardcoded in the program. The bank program is correct, but the balance is a global variable. The linked list insertion at the beginning and end is correct.</text:p>
      <text:p text:style-name="P5"><draw:frame draw:style-name="fr1" draw:name="Frame51" text:anchor-type="char" svg:width="0.0161in" draw:z-index="50"><draw:text-box fo:min-height="0.0161in"><text:p text:style-name="P7">●</text:p></draw:text-box></draw:frame><text:span text:style-name="T1">Data Structures and Algorithms</text:span>: Implements a priority queue using an array rather than a linked list, which is not correct. The stack implementation is correct using an array. The infix to postfix conversion is not done.</text:p>
      <text:p text:style-name="P5"><draw:frame draw:style-name="fr1" draw:name="Frame52" text:anchor-type="char" svg:width="0.0161in" draw:z-index="51"><draw:text-box fo:min-height="0.0161in"><text:p text:style-name="P7">●</text:p></draw:text-box></draw:frame><text:span text:style-name="T1">Code Clarity and Style:</text:span> The code is generally well-formatted with comments....</text:p>
      <text:p text:style-name="P5"><draw:frame draw:style-name="fr1" draw:name="Frame53" text:anchor-type="char" svg:width="0.0161in" draw:z-index="52"><draw:text-box fo:min-height="0.0161in"><text:p text:style-name="P7">●</text:p></draw:text-box></draw:frame><text:span text:style-name="T1">Evidence of Original Work</text:span>: The code appears to have been modified from examples, but the implementation is flawed....</text:p>
      <text:p text:style-name="P5"><draw:frame draw:style-name="fr1" draw:name="Frame54" text:anchor-type="char" svg:width="0.0161in" draw:z-index="53"><draw:text-box fo:min-height="0.0161in"><text:p text:style-name="P7">●</text:p></draw:text-box></draw:frame><text:span text:style-name="T1">Marks: 55/100</text:span> The priority queue and infix to postfix conversion and evaluation are not correct.</text:p>
      <text:p text:style-name="P6">11. RAIYAN</text:p>
      <text:p text:style-name="P5"><draw:frame draw:style-name="fr1" draw:name="Frame55" text:anchor-type="char" svg:width="0.0161in" draw:z-index="54"><draw:text-box fo:min-height="0.0161in"><text:p text:style-name="P7">●</text:p></draw:text-box></draw:frame><text:span text:style-name="T1">Functionality:</text:span> The priority queue is described correctly, but no code is given. The stack push function using a linked list is correct. The infix to postfix conversion is described, but no code is provided. The bank program is correct, but the balance is not persistent. The linked list insertion at beginning is correct, but insertion at end is missing.</text:p>
      <text:p text:style-name="P5"><draw:frame draw:style-name="fr1" draw:name="Frame56" text:anchor-type="char" svg:width="0.0161in" draw:z-index="55"><draw:text-box fo:min-height="0.0161in"><text:p text:style-name="P7">●</text:p></draw:text-box></draw:frame><text:span text:style-name="T1">Data Structures and Algorithms</text:span>: Uses a linked list for the stack, and correctly describes the priority queue and infix to postfix conversion.</text:p>
      <text:p text:style-name="P5"><draw:frame draw:style-name="fr1" draw:name="Frame57" text:anchor-type="char" svg:width="0.0161in" draw:z-index="56"><draw:text-box fo:min-height="0.0161in"><text:p text:style-name="P7">●</text:p></draw:text-box></draw:frame><text:span text:style-name="T1">Code Clarity and Style</text:span>: The code that is present is clear and well-formatted.</text:p>
      <text:p text:style-name="P5"><draw:frame draw:style-name="fr1" draw:name="Frame58" text:anchor-type="char" svg:width="0.0161in" draw:z-index="57"><draw:text-box fo:min-height="0.0161in"><text:p text:style-name="P7">●</text:p></draw:text-box></draw:frame><text:span text:style-name="T1">Evidence of Original Work:</text:span> The code that is provided is not complete.</text:p>
      <text:p text:style-name="P5"><draw:frame draw:style-name="fr1" draw:name="Frame59" text:anchor-type="char" svg:width="0.0161in" draw:z-index="58"><draw:text-box fo:min-height="0.0161in"><text:p text:style-name="P7">●</text:p></draw:text-box></draw:frame><text:span text:style-name="T1">Marks: 40/100</text:span> - There is not very much functional code.</text:p>
      <text:p text:style-name="P6">12. SEIF MWITA MGENI</text:p>
      <text:p text:style-name="P5"><draw:frame draw:style-name="fr1" draw:name="Frame60" text:anchor-type="char" svg:width="0.0161in" draw:z-index="59"><draw:text-box fo:min-height="0.0161in"><text:p text:style-name="P7">●</text:p></draw:text-box></draw:frame><text:span text:style-name="T1">Functionality:</text:span> The description of the priority queue is correct, but no code is provided. The stack push function is correct. The infix to postfix conversion and evaluation using a stack is <text:span text:style-name="T1">correctly implemented</text:span>. The bank program has an infinite loop and other syntax errors. The linked list insertion at the beginning and end is not implemented correctly, and there are syntax errors.</text:p>
      <text:p text:style-name="P5"><draw:frame draw:style-name="fr1" draw:name="Frame61" text:anchor-type="char" svg:width="0.0161in" draw:z-index="60"><draw:text-box fo:min-height="0.0161in"><text:p text:style-name="P7">●</text:p></draw:text-box></draw:frame><text:span text:style-name="T1">Data Structures and Algorithms:</text:span> Uses a linked list for the stack and correctly implements the infix to postfix conversion and evaluation using a stack. The priority queue is not implemented.</text:p>
      <text:p text:style-name="P5"><draw:frame draw:style-name="fr1" draw:name="Frame62" text:anchor-type="char" svg:width="0.0161in" draw:z-index="61"><draw:text-box fo:min-height="0.0161in"><text:p text:style-name="P7">●</text:p></draw:text-box></draw:frame><text:span text:style-name="T1">Code Clarity and Style:</text:span> The code has some comments but also has errors....</text:p>
      <text:p text:style-name="P5"><draw:frame draw:style-name="fr1" draw:name="Frame63" text:anchor-type="char" svg:width="0.0161in" draw:z-index="62"><draw:text-box fo:min-height="0.0161in"><text:p text:style-name="P7">●</text:p></draw:text-box></draw:frame><text:soft-page-break/><text:span text:style-name="T1">Evidence of Original Work:</text:span> The code is incomplete and has many syntax errors....</text:p>
      <text:p text:style-name="P5"><draw:frame draw:style-name="fr1" draw:name="Frame64" text:anchor-type="char" svg:width="0.0161in" draw:z-index="63"><draw:text-box fo:min-height="0.0161in"><text:p text:style-name="P7">●</text:p></draw:text-box></draw:frame><text:span text:style-name="T1">Marks: 50/100</text:span> - The infix to postfix conversion is correct, but the bank program and the linked list operations have errors, and the priority queue is missing.</text:p>
      <text:p text:style-name="P6">13. UMAMA ABDUL</text:p>
      <text:p text:style-name="P5"><draw:frame draw:style-name="fr1" draw:name="Frame65" text:anchor-type="char" svg:width="0.0161in" draw:z-index="64"><draw:text-box fo:min-height="0.0161in"><text:p text:style-name="P7">●</text:p></draw:text-box></draw:frame><text:span text:style-name="T1">Functionality:</text:span> The priority queue using a linked list <text:span text:style-name="T1">works correctly</text:span>.... The stack push operation using a linked list is correct. The infix to postfix conversion and evaluation using a stack is <text:span text:style-name="T1">correctly implemented</text:span>.... The bank program is correct, and uses a structure. The linked list insertion at the beginning and end is <text:span text:style-name="T1">correctly implemented</text:span>....</text:p>
      <text:p text:style-name="P5"><draw:frame draw:style-name="fr1" draw:name="Frame66" text:anchor-type="char" svg:width="0.0161in" draw:z-index="65"><draw:text-box fo:min-height="0.0161in"><text:p text:style-name="P7">●</text:p></draw:text-box></draw:frame><text:span text:style-name="T1">Data Structures and Algorithms</text:span>: Uses linked lists for priority queue and stack, and correctly implements the infix to postfix conversion and evaluation using stacks....</text:p>
      <text:p text:style-name="P5"><draw:frame draw:style-name="fr1" draw:name="Frame67" text:anchor-type="char" svg:width="0.0161in" draw:z-index="66"><draw:text-box fo:min-height="0.0161in"><text:p text:style-name="P7">●</text:p></draw:text-box></draw:frame><text:span text:style-name="T1">Code Clarity and Style</text:span>: The code is well-formatted with appropriate comments....</text:p>
      <text:p text:style-name="P5"><draw:frame draw:style-name="fr1" draw:name="Frame68" text:anchor-type="char" svg:width="0.0161in" draw:z-index="67"><draw:text-box fo:min-height="0.0161in"><text:p text:style-name="P7">●</text:p></draw:text-box></draw:frame><text:span text:style-name="T1">Evidence of Original Work:</text:span> The code appears to be original, and the student has modified the common examples. All code is present and functions correctly....</text:p>
      <text:p text:style-name="P5"><draw:frame draw:style-name="fr1" draw:name="Frame69" text:anchor-type="char" svg:width="0.0161in" draw:z-index="68"><draw:text-box fo:min-height="0.0161in"><text:p text:style-name="P7">●</text:p></draw:text-box></draw:frame><text:span text:style-name="T1">Marks: 98/100</text:span> The code is almost perfect.</text:p>
      <text:p text:style-name="P6">14. YUSRA</text:p>
      <text:p text:style-name="P5"><draw:frame draw:style-name="fr1" draw:name="Frame70" text:anchor-type="char" svg:width="0.0161in" draw:z-index="69"><draw:text-box fo:min-height="0.0161in"><text:p text:style-name="P7">●</text:p></draw:text-box></draw:frame><text:span text:style-name="T1">Functionality:</text:span> The stack push operation is <text:span text:style-name="T1">correctly implemented</text:span>. The linked list insertion at the beginning and end is correct. The priority queue is implemented, but <text:span text:style-name="T1">does not correctly maintain the priority of the queue</text:span>, and processes requests using a stack rather than a queue. There is no code for infix to postfix conversion or evaluation. The bank program is also missing.</text:p>
      <text:p text:style-name="P5"><draw:frame draw:style-name="fr1" draw:name="Frame71" text:anchor-type="char" svg:width="0.0161in" draw:z-index="70"><draw:text-box fo:min-height="0.0161in"><text:p text:style-name="P7">●</text:p></draw:text-box></draw:frame><text:span text:style-name="T1">Data Structures and Algorithms</text:span>: Uses a linked list for the stack, and linked list operations, but the priority queue implementation is incorrect.</text:p>
      <text:p text:style-name="P5"><draw:frame draw:style-name="fr1" draw:name="Frame72" text:anchor-type="char" svg:width="0.0161in" draw:z-index="71"><draw:text-box fo:min-height="0.0161in"><text:p text:style-name="P7">●</text:p></draw:text-box></draw:frame><text:span text:style-name="T1">Code Clarity and Style:</text:span> The code is generally well-formatted with comments.</text:p>
      <text:p text:style-name="P5"><draw:frame draw:style-name="fr1" draw:name="Frame73" text:anchor-type="char" svg:width="0.0161in" draw:z-index="72"><draw:text-box fo:min-height="0.0161in"><text:p text:style-name="P7">●</text:p></draw:text-box></draw:frame><text:span text:style-name="T1">Evidence of Original Work:</text:span> The code appears to be the student's work with some modifications.</text:p>
      <text:p text:style-name="P5"><draw:frame draw:style-name="fr1" draw:name="Frame74" text:anchor-type="char" svg:width="0.0161in" draw:z-index="73"><draw:text-box fo:min-height="0.0161in"><text:p text:style-name="P7">●</text:p></draw:text-box></draw:frame><text:span text:style-name="T1">Marks: 45/100</text:span> The priority queue is not correct, and the infix to postfix conversion, evaluation, and bank program are missing.</text:p>
      <text:p text:style-name="P6">Summary of Marks</text:p>
      <text:p text:style-name="P5">Here is a summary of the marks awarded:</text:p>
      <text:p text:style-name="P6"><draw:frame draw:style-name="fr1" draw:name="Frame75" text:anchor-type="char" svg:width="0.0161in" draw:z-index="74"><draw:text-box fo:min-height="0.0161in"><text:p text:style-name="P7">●</text:p></draw:text-box></draw:frame>ABDULRAHAMANI SALUM SHARIF: 35/100</text:p>
      <text:p text:style-name="P6"><draw:frame draw:style-name="fr1" draw:name="Frame76" text:anchor-type="char" svg:width="0.0161in" draw:z-index="75"><draw:text-box fo:min-height="0.0161in"><text:p text:style-name="P7">●</text:p></draw:text-box></draw:frame>ABUBAKAR SADIK ABDULLA: 90/100</text:p>
      <text:p text:style-name="P6"><draw:frame draw:style-name="fr1" draw:name="Frame77" text:anchor-type="char" svg:width="0.0161in" draw:z-index="76"><draw:text-box fo:min-height="0.0161in"><text:p text:style-name="P7">●</text:p></draw:text-box></draw:frame>AHMED FAKI MAKAME: 70/100</text:p>
      <text:p text:style-name="P6"><draw:frame draw:style-name="fr1" draw:name="Frame78" text:anchor-type="char" svg:width="0.0161in" draw:z-index="77"><draw:text-box fo:min-height="0.0161in"><text:p text:style-name="P7">●</text:p></draw:text-box></draw:frame>AMOUR KHALFAN KHAMIS: 30/100</text:p>
      <text:p text:style-name="P6"><draw:frame draw:style-name="fr1" draw:name="Frame79" text:anchor-type="char" svg:width="0.0161in" draw:z-index="78"><draw:text-box fo:min-height="0.0161in"><text:p text:style-name="P7">●</text:p></draw:text-box></draw:frame>ASHURA SALUM KHAMIS: 98/100</text:p>
      <text:p text:style-name="P6"><draw:frame draw:style-name="fr1" draw:name="Frame80" text:anchor-type="char" svg:width="0.0161in" draw:z-index="79"><draw:text-box fo:min-height="0.0161in"><text:p text:style-name="P7">●</text:p></draw:text-box></draw:frame>ABDILLAH TALIB ALI: 60/100</text:p>
      <text:p text:style-name="P6"><draw:frame draw:style-name="fr1" draw:name="Frame81" text:anchor-type="char" svg:width="0.0161in" draw:z-index="80"><draw:text-box fo:min-height="0.0161in"><text:p text:style-name="P7">●</text:p></draw:text-box></draw:frame>IBRAHIM SAID ABDALLA: 25/100</text:p>
      <text:p text:style-name="P6"><draw:frame draw:style-name="fr1" draw:name="Frame82" text:anchor-type="char" svg:width="0.0161in" draw:z-index="81"><draw:text-box fo:min-height="0.0161in"><text:p text:style-name="P7">●</text:p></draw:text-box></draw:frame>IBRAHIM HAJI FAKI: 45/100</text:p>
      <text:p text:style-name="P6"><draw:frame draw:style-name="fr1" draw:name="Frame83" text:anchor-type="char" svg:width="0.0161in" draw:z-index="82"><draw:text-box fo:min-height="0.0161in"><text:p text:style-name="P7">●</text:p></draw:text-box></draw:frame>KHADIJA MAULID KHAMIS: 65/100</text:p>
      <text:p text:style-name="P6"><draw:frame draw:style-name="fr1" draw:name="Frame84" text:anchor-type="char" svg:width="0.0161in" draw:z-index="83"><draw:text-box fo:min-height="0.0161in"><text:p text:style-name="P7">●</text:p></draw:text-box></draw:frame>OTHMAN MUHAJIR ALI: 55/100</text:p>
      <text:p text:style-name="P6"><draw:frame draw:style-name="fr1" draw:name="Frame85" text:anchor-type="char" svg:width="0.0161in" draw:z-index="84"><draw:text-box fo:min-height="0.0161in"><text:p text:style-name="P7">●</text:p></draw:text-box></draw:frame>RAIYAN: 40/100</text:p>
      <text:p text:style-name="P6"><draw:frame draw:style-name="fr1" draw:name="Frame86" text:anchor-type="char" svg:width="0.0161in" draw:z-index="85"><draw:text-box fo:min-height="0.0161in"><text:p text:style-name="P7">●</text:p></draw:text-box></draw:frame>SEIF MWITA MGENI: 50/100</text:p>
      <text:p text:style-name="P6"><draw:frame draw:style-name="fr1" draw:name="Frame87" text:anchor-type="char" svg:width="0.0161in" draw:z-index="86"><draw:text-box fo:min-height="0.0161in"><text:p text:style-name="P7">●</text:p></draw:text-box></draw:frame><text:soft-page-break/>UMAMA ABDUL: 98/100</text:p>
      <text:p text:style-name="P6"><draw:frame draw:style-name="fr1" draw:name="Frame88" text:anchor-type="char" svg:width="0.0161in" draw:z-index="87"><draw:text-box fo:min-height="0.0161in"><text:p text:style-name="P7">●</text:p></draw:text-box></draw:frame>YUSRA: 45/100</text:p>
      <text:p text:style-name="P6">Key Observations</text:p>
      <text:p text:style-name="P5"><draw:frame draw:style-name="fr1" draw:name="Frame89" text:anchor-type="char" svg:width="0.0161in" draw:z-index="88"><draw:text-box fo:min-height="0.0161in"><text:p text:style-name="P7">●</text:p></draw:text-box></draw:frame>Some students, such as <text:span text:style-name="T1">ABUBAKAR SADIK ABDULLA</text:span>, <text:span text:style-name="T1">ASHURA SALUM KHAMIS</text:span>, and <text:span text:style-name="T1">UMAMA ABDUL</text:span> performed exceptionally well, demonstrating a strong grasp of data structures and algorithms, and implemented almost all of the code correctly.</text:p>
      <text:p text:style-name="P5"><draw:frame draw:style-name="fr1" draw:name="Frame90" text:anchor-type="char" svg:width="0.0161in" draw:z-index="89"><draw:text-box fo:min-height="0.0161in"><text:p text:style-name="P7">●</text:p></draw:text-box></draw:frame>Several students struggled with the infix to postfix conversion, and this is an area that should be reviewed, and an area where students relied on LLMs or other internet resources.</text:p>
      <text:p text:style-name="P5"><draw:frame draw:style-name="fr1" draw:name="Frame91" text:anchor-type="char" svg:width="0.0161in" draw:z-index="90"><draw:text-box fo:min-height="0.0161in"><text:p text:style-name="P7">●</text:p></draw:text-box></draw:frame>Many students struggled to implement the priority queue correctly, indicating that this is another area that should be reviewed.</text:p>
      <text:p text:style-name="P5"><draw:frame draw:style-name="fr1" draw:name="Frame92" text:anchor-type="char" svg:width="0.0161in" draw:z-index="91"><draw:text-box fo:min-height="0.0161in"><text:p text:style-name="P7">●</text:p></draw:text-box></draw:frame>Some students did not complete significant portions of the assignment.</text:p>
      <text:p text:style-name="P5"><draw:frame draw:style-name="fr1" draw:name="Frame93" text:anchor-type="char" svg:width="0.0161in" draw:z-index="92"><draw:text-box fo:min-height="0.0161in"><text:p text:style-name="P7">●</text:p></draw:text-box></draw:frame>Many students seem to have based their code on examples, or potentially LLMs, but most also appear to have made at least some modifications to their code.</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5T12:08:12.378224283</meta:creation-date>
    <dc:date>2024-12-25T23:43:11.724022728</dc:date>
    <meta:editing-duration>PT7M16S</meta:editing-duration>
    <meta:editing-cycles>1</meta:editing-cycles>
    <meta:document-statistic meta:table-count="0" meta:image-count="0" meta:object-count="0" meta:page-count="6" meta:paragraph-count="206" meta:word-count="2430" meta:character-count="14838" meta:non-whitespace-character-count="12614"/>
    <meta:generator>LibreOffice/7.3.7.2$Linux_X86_64 LibreOffice_project/30$Build-2</meta:generator>
  </office:meta>
</office:document-meta>
</file>